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056" calcext:value-type="float">
            <text:p>107.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624" calcext:value-type="float">
            <text:p>107.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384" calcext:value-type="float">
            <text:p>106.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296" calcext:value-type="float">
            <text:p>107.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344" calcext:value-type="float">
            <text:p>107.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784" calcext:value-type="float">
            <text:p>108.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72" calcext:value-type="float">
            <text:p>107.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384" calcext:value-type="float">
            <text:p>106.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344" calcext:value-type="float">
            <text:p>107.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672" calcext:value-type="float">
            <text:p>107.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048" calcext:value-type="float">
            <text:p>106.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0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088" calcext:value-type="float">
            <text:p>106.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0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424" calcext:value-type="float">
            <text:p>106.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0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9232" calcext:value-type="float">
            <text:p>106.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376" calcext:value-type="float">
            <text:p>106.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16" calcext:value-type="float">
            <text:p>108.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0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8" calcext:value-type="float">
            <text:p>105.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7416" calcext:value-type="float">
            <text:p>105.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512" calcext:value-type="float">
            <text:p>105.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9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032" calcext:value-type="float">
            <text:p>105.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9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9216" calcext:value-type="float">
            <text:p>104.9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9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9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2872" calcext:value-type="float">
            <text:p>104.5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5608" calcext:value-type="float">
            <text:p>104.3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936" calcext:value-type="float">
            <text:p>112.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9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6544" calcext:value-type="float">
            <text:p>108.7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5488" calcext:value-type="float">
            <text:p>103.3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8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1128" calcext:value-type="float">
            <text:p>102.7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8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2504" calcext:value-type="float">
            <text:p>103.0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8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9416" calcext:value-type="float">
            <text:p>102.7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904" calcext:value-type="float">
            <text:p>102.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8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584" calcext:value-type="float">
            <text:p>107.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7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7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7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7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252" calcext:value-type="float">
            <text:p>103.9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7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252" calcext:value-type="float">
            <text:p>103.9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7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7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344" calcext:value-type="float">
            <text:p>103.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7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6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668" calcext:value-type="float">
            <text:p>102.9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948" calcext:value-type="float">
            <text:p>102.5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6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224" calcext:value-type="float">
            <text:p>101.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6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6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968" calcext:value-type="float">
            <text:p>100.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6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6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916" calcext:value-type="float">
            <text:p>99.9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6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6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004" calcext:value-type="float">
            <text:p>99.3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6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5344" calcext:value-type="float">
            <text:p>99.1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6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86" calcext:value-type="float">
            <text:p>99.2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5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38" calcext:value-type="float">
            <text:p>98.9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3401</text:p>
          </table:table-cell>
          <table:table-cell office:value-type="string" calcext:value-type="string">
            <text:p>Bowers City Quad</text:p>
          </table:table-cell>
          <table:table-cell office:value-type="string" calcext:value-type="string">
            <text:p>195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8184" calcext:value-type="float">
            <text:p>99.0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